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line-height="150%"/>
      <style:text-properties style:font-name="Times" fo:font-size="17.0pt" fo:color="#1d300d" fo:background-color="#ffffff"/>
    </style:style>
    <style:style style:name="P2" style:family="paragraph" style:parent-style-name="Standard">
      <style:paragraph-properties fo:margin-left="0.5000in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imes" fo:font-size="17.0pt" fo:color="#1d300d" fo:background-color="#ffffff"/>
    </style:style>
    <style:style style:name="P3" style:family="paragraph" style:parent-style-name="Standard">
      <style:paragraph-properties fo:line-height="150%"/>
      <style:text-properties style:font-name="Times" fo:font-size="20.0pt" fo:color="#1d300d" fo:background-color="#ffffff"/>
    </style:style>
    <style:style style:name="P4" style:family="paragraph" style:parent-style-name="Standard">
      <style:paragraph-properties fo:margin-left="0.5000in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imes" fo:font-size="20.0pt" fo:color="#1d300d" fo:background-color="#ffffff"/>
    </style:style>
    <style:style style:name="P5" style:family="paragraph" style:parent-style-name="Standard">
      <style:paragraph-properties fo:margin-left="0.5000in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imes" fo:font-size="20.0pt" fo:background-color="#ffffff"/>
    </style:style>
    <style:style style:name="P6" style:family="paragraph" style:parent-style-name="Standard">
      <style:paragraph-properties fo:margin-left="1.0000in" fo:text-indent="-1.0000in" fo:line-height="150%">
        <style:tab-stops>
          <style:tab-stop style:position="0.6528in"/>
          <style:tab-stop style:position="1.0000in"/>
        </style:tab-stops>
      </style:paragraph-properties>
      <style:text-properties style:font-name="Times" fo:font-size="20.0pt" fo:background-color="#ffffff"/>
    </style:style>
    <style:style style:name="P7" style:family="paragraph" style:parent-style-name="Standard">
      <style:paragraph-properties fo:line-height="150%"/>
      <style:text-properties style:font-name="Times" fo:font-size="20.0pt" fo:background-color="#ffffff"/>
    </style:style>
    <style:style style:name="P8" style:family="paragraph" style:parent-style-name="Standard">
      <style:text-properties style:font-name="Times" fo:font-size="20.0pt" fo:color="#000000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style:text-underline-style="solid" fo:letter-spacing="0.0000in"/>
    </style:style>
    <style:style style:name="T4" style:family="text">
      <style:text-properties fo:color="#1d300d"/>
    </style:style>
    <style:style style:name="T5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0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Enunciado</text:span></text:p>
      <text:p text:style-name="P1"><text:span text:style-name="T2">Un prestigioso banco nos solicita desarrollar su propia Billetera Virtual . Por promoción de lanzamiento, la billetera no cobra intereses sobre las cuotas aplicadas.</text:span></text:p>
      <text:p text:style-name="P1"/>
      <text:p text:style-name="P1"><text:span text:style-name="T2">La aplicación brinda servicios a personas, por ello la misma tiene una lista de clientes.</text:span></text:p>
      <text:p text:style-name="P1"><text:span text:style-name="T2">Cada uno de los mismos, cuenta con la siguiente información:</text:span></text:p>
      <text:list text:style-name="L1">
        <text:list-item>
          <text:p text:style-name="P2"><text:span text:style-name="T2">Dni (String, se supone único)</text:span></text:p>
        </text:list-item>
        <text:list-item>
          <text:p text:style-name="P2"><text:span text:style-name="T2">Lista de tarjetas (son las que el mismo usuario registrará en la aplicación)</text:span></text:p>
        </text:list-item>
        <text:list-item>
          <text:p text:style-name="P2"><text:span text:style-name="T2">Cantidad de compras realizadas (debe establecerse inicialmente en 0)</text:span></text:p>
        </text:list-item>
      </text:list>
      <text:p text:style-name="P1"/>
      <text:p text:style-name="P1"><text:span text:style-name="T2">Deada tarjeta se conoce:</text:span></text:p>
      <text:list text:style-name="L1">
        <text:list-item>
          <text:p text:style-name="P2"><text:span text:style-name="T2">Número de tarjeta (String, por ejemplo 4444333322221111)</text:span></text:p>
        </text:list-item>
        <text:list-item>
          <text:p text:style-name="P2"><text:span text:style-name="T2">Nombre de tarjeta (YATAYPLUS, MONTACARD, INSTICARD)</text:span></text:p>
        </text:list-item>
        <text:list-item>
          <text:p text:style-name="P2"><text:span text:style-name="T2">Monto disponible (el mismo debe ser mayor o igual a 0) c</text:span></text:p>
        </text:list-item>
      </text:list>
      <text:p text:style-name="P1"/>
      <text:p text:style-name="P3"><text:span text:style-name="T3">Cada cliente puede registrar las tarjetas que quiera para usar en la aplicación. Las tarjetas no deben estar repetidas por usuario.</text:span></text:p>
      <text:p text:style-name="P3"><text:span text:style-name="T2">En líneas generales, la aplicación debe permitir:</text:span></text:p>
      <text:list text:style-name="L1">
        <text:list-item>
          <text:p text:style-name="P4"><text:span text:style-name="T3">Agregar un cliente a la aplicación. (No se puede repetir el dni.)</text:span></text:p>
        </text:list-item>
        <text:list-item>
          <text:p text:style-name="P4"><text:span text:style-name="T3">Registrar una Tarjeta para un cliente</text:span><text:span text:style-name="T2">. (La tarjeta no debe existir previamente en la lista de tarjetas del cliente.)</text:span></text:p>
        </text:list-item>
        <text:list-item>
          <text:p text:style-name="P4"><text:span text:style-name="T2">Realizar una compra</text:span></text:p>
        </text:list-item>
        <text:list-item>
          <text:p text:style-name="P4"><text:span text:style-name="T2">Mostrar la información de los usuarios y sus respectivas tarjetas, como así también ciertas estadísticas especificadas a continuación.</text:span></text:p>
        </text:list-item>
        <text:list-item>
          <text:p text:style-name="P4"/>
        </text:list-item>
      </text:list>
      <text:p text:style-name="P3"><text:span text:style-name="T2">Para satisfacer las necesidades de la aplicación nos solicitan realizar los siguientes métodos en donde corresponda:</text:span></text:p>
      <text:list text:style-name="L2">
        <text:list-item>
          <text:p text:style-name="P4"><text:span text:style-name="T3">agregarCliente, que recibe los datos necesarios para crear un cliente y registrarlo en la aplicación. Si el cliente ya existe, no lo agrega. El método devuelve un booleano de confirmación.</text:span></text:p>
        </text:list-item>
        <text:list-item>
          <text:p text:style-name="P5"><text:span text:style-name="T4"/><text:span text:style-name="T3">registrarTarjeta, que recibe un dni y los datos de una tarjeta. Debe cumplir las siguientes especificaciones:</text:span></text:p>
          <text:list>
            <text:list-item>
              <text:p text:style-name="P6"><text:span text:style-name="T5"/><text:span text:style-name="T3">El usuario estaba registrado en la aplicación</text:span></text:p>
            </text:list-item>
            <text:list-item>
              <text:p text:style-name="P6"><text:span text:style-name="T5"/><text:span text:style-name="T3">El número de tarjeta no debe existir para ese usuario en su lista de tarjetas.</text:span></text:p>
            </text:list-item>
            <text:list-item>
              <text:p text:style-name="P6"><text:span text:style-name="T5"/><text:span text:style-name="T3">Devuelve un booleano indicando si pudo registrar la tarjeta o no.</text:span></text:p>
            </text:list-item>
          </text:list>
        </text:list-item>
        <text:list-item>
          <text:p text:style-name="P5"><text:span text:style-name="T3">mostrarTarjetasPuedenComprar, dado el dni de un cliente y un monto, muestra la información de las tarjetas que pueden realizar dicha compra.</text:span></text:p>
        </text:list-item>
        <text:list-item>
          <text:p text:style-name="P5"><text:span text:style-name="T3">MostrarTarjetasConSaldo Lista la información de todos los usuarios registrados en la app. De cada usuario además, se quiere visualizar todas las tarjetas que tengan saldo disponible .</text:span></text:p>
        </text:list-item>
        <text:list-item>
          <text:p text:style-name="P5"><text:span text:style-name="T1">obtenerCompras, retorna una lista que incluye: el dni de cada usuario, junto con la cantidad de compras realizadas hasta el momento.</text:span></text:p>
        </text:list-item>
        <text:list-item>
          <text:p text:style-name="P5"><text:span text:style-name="T3">realizarCompra, según un dni, un monto y una cantidad de cuotas, realiza la compra actualizando el saldo de la tarjeta y contando dicha compra. Debe utilizar la tarjeta que MÁS SALDO tenga, y que pueda abonar ese monto. Retorna uno de los siguientes resultados:</text:span></text:p>
        </text:list-item>
      </text:list>
      <text:list text:style-name="L1">
        <text:list-item>
          <text:p text:style-name="P5"><text:span text:style-name="T5"/><text:span text:style-name="T3">,TRANSACCION_OK si pudo realizar la acción</text:span></text:p>
        </text:list-item>
        <text:list-item>
          <text:p text:style-name="P5"><text:span text:style-name="T5"/><text:span text:style-name="T3">SIN_TARJETA_PARA_COMPRA, cuando no exista alguna tarjeta con monto suficiente para realizar dicha compra.</text:span></text:p>
        </text:list-item>
        <text:list-item>
          <text:p text:style-name="P5"><text:span text:style-name="T5"/><text:span text:style-name="T3">USUARIO_INEXISTENTE, cuando el usuario indicado no exista en la aplicación</text:span></text:p>
        </text:list-item>
        <text:list-item>
          <text:p text:style-name="P5"><text:span text:style-name="T5"/><text:span text:style-name="T3">ERROR, cuando el monto y/o la cantidad de cuotas especificadas sean erróneas</text:span></text:p>
        </text:list-item>
      </text:list>
      <text:list text:style-name="L3">
        <text:list-item>
          <text:p text:style-name="P5"><text:span text:style-name="T3">comprar, recibe un dni, el monto y una cantidad de cuotas y muestra el resultado de la operación. En caso de que la transacción sea realizada, además informa cuánto se deberá abonar por cada cuota.</text:span></text:p>
        </text:list-item>
      </text:list>
      <text:p text:style-name="P7"/>
      <text:p text:style-name="P7"><text:span text:style-name="T2">Se deben desarrollar todos los métodos auxiliares que consideres necesarios, para desarrollar un programa correctamente modularizado y aplicando correctamente las responsabilidades de cada clase.</text:span></text:p>
      <text:p text:style-name="P7"/>
      <text:p text:style-name="P7"><text:span text:style-name="T2">Una salida posible de Test, es la siguiente:</text:span></text:p>
      <text:p text:style-name="P7"><text:span text:style-name="T2">************************************</text:span></text:p>
      <text:p text:style-name="P7"><text:span text:style-name="T3">Agregamos el usuario 30000000 : true</text:span></text:p>
      <text:p text:style-name="P7"><text:span text:style-name="T3">************************************</text:span></text:p>
      <text:p text:style-name="P7"><text:span text:style-name="T3">Agregamos el usuario 40000000 : true</text:span></text:p>
      <text:p text:style-name="P7"><text:span text:style-name="T2">*******************************************</text:span></text:p>
      <text:p text:style-name="P7"><text:span text:style-name="T2">Registramos tarjeta al usuario dni 30000000</text:span></text:p>
      <text:p text:style-name="P7"><text:span text:style-name="T2">numero 2345789000 marca INSTICARD disponible 50000.0 : true</text:span></text:p>
      <text:p text:style-name="P7"><text:span text:style-name="T2">*******************************************</text:span></text:p>
      <text:p text:style-name="P7"><text:span text:style-name="T2">Registramos tarjeta al usuario dni 30000000</text:span></text:p>
      <text:p text:style-name="P7"><text:span text:style-name="T2">numero 4444455555 marca MONTACARD disponible 1000.0 : true</text:span></text:p>
      <text:p text:style-name="P7"><text:span text:style-name="T2">*******************************************</text:span></text:p>
      <text:p text:style-name="P7"><text:span text:style-name="T2">Registramos tarjeta al usuario dni 35000000</text:span></text:p>
      <text:p text:style-name="P7"><text:span text:style-name="T2">numero 1234567890 marca INSTICARD disponible 100000.0 : false</text:span></text:p>
      <text:p text:style-name="P7"><text:span text:style-name="T2">*******************************************</text:span></text:p>
      <text:p text:style-name="P7"><text:span text:style-name="T2">Registramos tarjeta al usuario dni 40000000</text:span></text:p>
      <text:p text:style-name="P7"><text:span text:style-name="T2">numero 6666644444 marca YATAYPLUS disponible 100000.0 : true</text:span></text:p>
      <text:p text:style-name="P7"><text:span text:style-name="T2">*******************************************</text:span></text:p>
      <text:p text:style-name="P7"><text:span text:style-name="T2">Registramos tarjeta al usuario dni 40000000</text:span></text:p>
      <text:p text:style-name="P7"><text:span text:style-name="T2">numero 9999988888 marca INSTICARD disponible 0.0 : true</text:span></text:p>
      <text:p text:style-name="P7"><text:span text:style-name="T2">*******************************************</text:span></text:p>
      <text:p text:style-name="P7"><text:span text:style-name="T2">Registramos tarjeta al usuario dni 40000000</text:span></text:p>
      <text:p text:style-name="P7"><text:span text:style-name="T2">numero 6666644444 marca YATAYPLUS disponible 100000.0 : false</text:span></text:p>
      <text:p text:style-name="P7"><text:span text:style-name="T2">**********************************************************************</text:span></text:p>
      <text:p text:style-name="P7"><text:span text:style-name="T2">Vemos que tarjetas del usuario dni 3000000 pueden hacer una compra de 5000</text:span></text:p>
      <text:p text:style-name="P7"><text:span text:style-name="T2">Lista de tarjetas ok de 30000000</text:span></text:p>
      <text:p text:style-name="P7"><text:span text:style-name="T2">Tarjeta [numero=2345789000, marca=INSTICARD, disponible=50000.0]</text:span></text:p>
      <text:p text:style-name="P7"><text:span text:style-name="T2">************************************************************</text:span></text:p>
      <text:p text:style-name="P7"><text:span text:style-name="T2">El usuario dni 40000000 hace una compra de 15000 en 3 cuotas</text:span></text:p>
      <text:p text:style-name="P7"><text:span text:style-name="T2">Compra realizada por 40000000</text:span></text:p>
      <text:p text:style-name="P7"><text:span text:style-name="T2">Monto Compra: 15000 - coutas 3</text:span></text:p>
      <text:p text:style-name="P7"><text:span text:style-name="T2">Monto por Cuota:5000</text:span></text:p>
      <text:p text:style-name="P7"><text:span text:style-name="T2">**********************************************************************</text:span></text:p>
      <text:p text:style-name="P7"><text:span text:style-name="T2">Listamos los usuarios y  la cantidad de compras que realizaron</text:span></text:p>
      <text:p text:style-name="P7"><text:span text:style-name="T2">Usuario: 30000000 - Cant Compras: 0</text:span></text:p>
      <text:p text:style-name="P7"><text:span text:style-name="T2">Usuario: 40000000 - Cant Compras: 1</text:span></text:p>
      <text:p text:style-name="P7"><text:span text:style-name="T2">**************************************************************</text:span></text:p>
      <text:p text:style-name="P7"><text:span text:style-name="T2">***********************************************************</text:span></text:p>
      <text:p text:style-name="P7"><text:span text:style-name="T2">Ahora listamos las tarjetas con saldo de todos los usuarios</text:span></text:p>
      <text:p text:style-name="P7"><text:span text:style-name="T2">Tarjetas de 30000000</text:span></text:p>
      <text:p text:style-name="P7"><text:span text:style-name="T2">Tarjeta [numero=2345789000, marca=INSTICARD, disponible=50000.0]</text:span></text:p>
      <text:p text:style-name="P7"><text:span text:style-name="T2">Tarjeta [numero=4444455555, marca=MONTACARD, disponible=1000.0]</text:span></text:p>
      <text:p text:style-name="P7"><text:span text:style-name="T2">Tarjetas de 40000000</text:span></text:p>
      <text:p text:style-name="P7"><text:span text:style-name="T2">Tarjeta [numero=6666644444, marca=YATAYPLUS, disponible=85000.0]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2</meta:generator>
  </office:meta>
</office:document-meta>
</file>